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98">
            <text:p>1,198</text:p>
          </table:table-cell>
          <table:table-cell table:style-name="ce22" office:value-type="float" office:value="1005">
            <text:p>10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5">
            <text:p>145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22">
            <text:p>4,322</text:p>
          </table:table-cell>
          <table:table-cell table:style-name="ce22" office:value-type="float" office:value="2641">
            <text:p>26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370">
            <text:p>37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16">
            <text:p>816</text:p>
          </table:table-cell>
          <table:table-cell table:style-name="ce23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04">
            <text:p>120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6">
            <text:p>7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80">
            <text:p>3680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95">
            <text:p>6295</text:p>
          </table:table-cell>
          <table:table-cell table:style-name="ce22" office:value-type="float" office:value="2004">
            <text:p>200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17">
            <text:p>10617</text:p>
          </table:table-cell>
          <table:table-cell table:style-name="ce22" office:value-type="float" office:value="4645">
            <text:p>46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